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3.4035in"/>
    </style:style>
    <style:style style:name="co2" style:family="table-column">
      <style:table-column-properties fo:break-before="auto" style:column-width="1.2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«В начале было Слово...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«В начале было Слово...»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«Наследники Левш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IV Южно-Российская межрегиональная олимпиада школьников «Архитектура и искусство» по комплексу предметов (рисунок, живопись, композиция, черчение)</text:p>
          </table:table-cell>
          <table:table-cell office:value-type="string" calcext:value-type="string">
            <text:p>искусство, черч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хоровое дириж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инструменты народного оркест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струнные инструмент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музыкальная педагогика и исполнительст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по музыкально-теоретическим дисциплинам для учащихся детских музыкальных школ и детских школ искусств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по финансовой грамотности, финансовому рынку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ковед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чные я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культур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сновы бизнес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олит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сих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-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Нанотехнологии - прорыв в будущее!» </text:p>
          </table:table-cell>
          <table:table-cell office:value-type="string" calcext:value-type="string">
            <text:p>нанотехнологи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е язы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сударственный аудит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тафинская олимпиада школьников по праву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вузовская олимпиада школьников «Первый успех»</text:p>
          </table:table-cell>
          <table:table-cell office:value-type="string" calcext:value-type="string">
            <text:p>педагогические науки и образ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рисун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графический дизай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соц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полит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САММА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Архитектура и искусство» по комплексу предметов (рисунок, композиция)</text:p>
          </table:table-cell>
          <table:table-cell office:value-type="string" calcext:value-type="string">
            <text:p>искусст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В.Е.Татлина</text:p>
          </table:table-cell>
          <table:table-cell office:value-type="string" calcext:value-type="string">
            <text:p>граф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В.Е.Татлина</text:p>
          </table:table-cell>
          <table:table-cell office:value-type="string" calcext:value-type="string">
            <text:p>композиц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В.Е.Татлина</text:p>
          </table:table-cell>
          <table:table-cell office:value-type="string" calcext:value-type="string">
            <text:p>рисун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.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траслевая олимпиада школьников «Паруса надежды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, инженерно-конструкторский профил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зобразительное искусст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 искусст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ъединённая межвузовская математиче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ъединённая международная математическая олимпиада «Формула Единства» / «Третье тысячелетие»</text:p>
          </table:table-cell>
          <table:table-cell office:value-type="string" calcext:value-type="string">
            <text:p>англий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ъединённая международная математическая олимпиада «Формула Единства» / 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цифровые технологии в архитектур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программная инженерия финансовых технологи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умный город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композитные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инженерные биологические системы: агробио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технологии виртуальной реальност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передовые производственные технологи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ружкового движения Национальной технологической инициативы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технический рисунок и декоративная композиц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академический рисунок, живопись, композиция, история искусства и культур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Университета Иннополис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Университета Иннополис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Университета Иннополис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не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 российской государствен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едпринимательст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сих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елигиоведе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комплекс предметов (физика, информатика, математика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ё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ый экономический фестиваль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журнал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китай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едиц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олимпиада по экономике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олимпиада Северо-Кавказского федерального университета среди учащихся образовательных организаций «45 параллель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географ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ибирская межрегиональная олимпиада школьников «Архитектурно-дизайнерское творчество»</text:p>
          </table:table-cell>
          <table:table-cell office:value-type="string" calcext:value-type="string">
            <text:p>архитектура, изобразительные и прикладные виды искусст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трогановская олимпиада на базе МГХПА им. С.Г. Строганова </text:p>
          </table:table-cell>
          <table:table-cell office:value-type="string" calcext:value-type="string">
            <text:p>рисунок, живопись, скульптура, 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визионная гуманитарная олимпиада школьников «Умницы и умники»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нгв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читель школы будущего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Филологическая олимпиада для школьников 5-11 классов «Юный словесник»</text:p>
          </table:table-cell>
          <table:table-cell office:value-type="string" calcext:value-type="string">
            <text:p>фил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52:05.352103739</meta:creation-date>
    <dc:date>2025-01-17T15:54:40.601726474</dc:date>
    <meta:editing-duration>PT2M36S</meta:editing-duration>
    <meta:editing-cycles>1</meta:editing-cycles>
    <meta:document-statistic meta:table-count="1" meta:cell-count="897" meta:object-count="0"/>
    <meta:generator>LibreOffice/24.8.4.2$Linux_X86_64 LibreOffice_project/480$Build-2</meta:generator>
  </office:meta>
</office:document-meta>
</file>